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Calibri" fo:language="en" fo:country="GB" fo:font-style="normal" fo:font-weight="normal" officeooo:rsid="00354fc5" officeooo:paragraph-rsid="0043c9af" style:font-style-asian="normal" style:font-weight-asian="normal" style:font-style-complex="normal" style:font-weight-complex="normal"/>
    </style:style>
    <style:style style:name="P2" style:family="paragraph" style:parent-style-name="Standard">
      <style:text-properties style:font-name="Calibri" fo:language="en" fo:country="GB" fo:font-style="normal" officeooo:rsid="00312519" officeooo:paragraph-rsid="004715ad" style:font-style-asian="normal" style:font-style-complex="normal"/>
    </style:style>
    <style:style style:name="P3" style:family="paragraph" style:parent-style-name="Standard" style:list-style-name="L2">
      <style:text-properties style:font-name="Calibri" fo:language="en" fo:country="GB" fo:font-style="normal" fo:font-weight="normal" officeooo:rsid="003ce1f0" officeooo:paragraph-rsid="004715ad" style:font-style-asian="normal" style:font-weight-asian="normal" style:font-style-complex="normal" style:font-weight-complex="normal"/>
    </style:style>
    <style:style style:name="P4" style:family="paragraph" style:parent-style-name="Standard" style:list-style-name="L2">
      <style:text-properties style:font-name="Calibri" fo:language="en" fo:country="GB" fo:font-style="normal" fo:font-weight="normal" officeooo:rsid="003eb0ab" officeooo:paragraph-rsid="004715ad" style:font-style-asian="normal" style:font-weight-asian="normal" style:font-style-complex="normal" style:font-weight-complex="normal"/>
    </style:style>
    <style:style style:name="P5" style:family="paragraph" style:parent-style-name="Standard" style:list-style-name="L2">
      <style:text-properties style:font-name="Calibri" fo:language="en" fo:country="GB" fo:font-style="normal" fo:font-weight="normal" officeooo:rsid="00312519" officeooo:paragraph-rsid="004715ad" style:font-style-asian="normal" style:font-weight-asian="normal" style:font-style-complex="normal" style:font-weight-complex="normal"/>
    </style:style>
    <style:style style:name="P6" style:family="paragraph" style:parent-style-name="Standard">
      <style:text-properties style:font-name="Calibri" fo:language="en" fo:country="GB" fo:font-style="normal" officeooo:rsid="00421a54" officeooo:paragraph-rsid="005aa48b" style:font-style-asian="normal" style:font-style-complex="normal"/>
    </style:style>
    <style:style style:name="P7" style:family="paragraph" style:parent-style-name="Standard">
      <style:text-properties style:font-name="Calibri" fo:language="en" fo:country="GB" fo:font-style="normal" officeooo:rsid="002b24aa" officeooo:paragraph-rsid="004715ad" style:font-style-asian="normal" style:font-style-complex="normal"/>
    </style:style>
    <style:style style:name="P8" style:family="paragraph" style:parent-style-name="Standard">
      <style:text-properties style:font-name="Calibri" fo:language="en" fo:country="GB" fo:font-style="normal" officeooo:rsid="005aa48b" officeooo:paragraph-rsid="005aa48b" style:font-style-asian="normal" style:font-style-complex="normal"/>
    </style:style>
    <style:style style:name="P9" style:family="paragraph" style:parent-style-name="Standard">
      <style:text-properties style:font-name="Calibri" fo:language="en" fo:country="GB" fo:font-style="normal" officeooo:rsid="005c035c" officeooo:paragraph-rsid="005c035c" style:font-style-asian="normal" style:font-style-complex="normal"/>
    </style:style>
    <style:style style:name="P10" style:family="paragraph" style:parent-style-name="Standard">
      <style:paragraph-properties fo:margin-left="0cm" fo:margin-right="0cm" fo:text-indent="0cm" style:auto-text-indent="false"/>
      <style:text-properties style:font-name="Calibri" fo:language="en" fo:country="GB" fo:font-style="normal" officeooo:rsid="00421a54" officeooo:paragraph-rsid="00421a54" style:font-style-asian="normal" style:font-style-complex="normal"/>
    </style:style>
    <style:style style:name="P11" style:family="paragraph" style:parent-style-name="Standard">
      <style:paragraph-properties fo:margin-left="0cm" fo:margin-right="0cm" fo:text-indent="0cm" style:auto-text-indent="false"/>
      <style:text-properties style:font-name="Calibri" fo:language="en" fo:country="GB" fo:font-style="normal" officeooo:rsid="00421a54" officeooo:paragraph-rsid="0045c023" style:font-style-asian="normal" style:font-style-complex="normal"/>
    </style:style>
    <style:style style:name="P12" style:family="paragraph" style:parent-style-name="Standard">
      <style:paragraph-properties fo:margin-left="0cm" fo:margin-right="0cm" fo:text-indent="0cm" style:auto-text-indent="false"/>
      <style:text-properties style:font-name="Calibri" fo:language="en" fo:country="GB" fo:font-style="normal" officeooo:rsid="00421a54" officeooo:paragraph-rsid="004715ad" style:font-style-asian="normal" style:font-style-complex="normal"/>
    </style:style>
    <style:style style:name="P13" style:family="paragraph" style:parent-style-name="Standard">
      <style:paragraph-properties fo:margin-left="0cm" fo:margin-right="0cm" fo:text-indent="0cm" style:auto-text-indent="false"/>
      <style:text-properties style:font-name="Calibri" fo:language="en" fo:country="GB" fo:font-style="normal" officeooo:rsid="00473ece" officeooo:paragraph-rsid="00473ece" style:font-style-asian="normal" style:font-style-complex="normal"/>
    </style:style>
    <style:style style:name="P14" style:family="paragraph" style:parent-style-name="Standard">
      <style:paragraph-properties fo:margin-left="0cm" fo:margin-right="0cm" fo:text-indent="0cm" style:auto-text-indent="false"/>
      <style:text-properties style:font-name="Calibri" fo:language="en" fo:country="GB" fo:font-style="normal" officeooo:rsid="002b24aa" officeooo:paragraph-rsid="004715ad" style:font-style-asian="normal" style:font-style-complex="normal"/>
    </style:style>
    <style:style style:name="P15" style:family="paragraph" style:parent-style-name="Standard">
      <style:paragraph-properties fo:margin-left="0cm" fo:margin-right="0cm" fo:text-indent="0cm" style:auto-text-indent="false"/>
      <style:text-properties style:font-name="Calibri" fo:language="en" fo:country="GB" fo:font-style="normal" officeooo:rsid="002cc301" officeooo:paragraph-rsid="004715ad" style:font-style-asian="normal" style:font-style-complex="normal"/>
    </style:style>
    <style:style style:name="P16" style:family="paragraph" style:parent-style-name="Standard">
      <style:paragraph-properties fo:margin-left="0cm" fo:margin-right="0cm" fo:text-indent="0cm" style:auto-text-indent="false"/>
      <style:text-properties style:font-name="Calibri" fo:language="en" fo:country="GB" fo:font-style="normal" officeooo:rsid="00312519" officeooo:paragraph-rsid="004715ad" style:font-style-asian="normal" style:font-style-complex="normal"/>
    </style:style>
    <style:style style:name="P17" style:family="paragraph" style:parent-style-name="Standard">
      <style:paragraph-properties fo:margin-left="0cm" fo:margin-right="0cm" fo:text-indent="0cm" style:auto-text-indent="false"/>
      <style:text-properties style:font-name="Calibri" fo:language="en" fo:country="GB" fo:font-style="normal" officeooo:rsid="0031a93a" officeooo:paragraph-rsid="00473ece" style:font-style-asian="normal" style:font-style-complex="normal"/>
    </style:style>
    <style:style style:name="P18" style:family="paragraph" style:parent-style-name="Standard">
      <style:paragraph-properties fo:margin-left="0cm" fo:margin-right="0cm" fo:text-indent="0cm" style:auto-text-indent="false"/>
      <style:text-properties style:font-name="Calibri" fo:language="en" fo:country="GB" fo:font-style="normal" officeooo:rsid="005aa48b" officeooo:paragraph-rsid="005aa48b" style:font-style-asian="normal" style:font-style-complex="normal"/>
    </style:style>
    <style:style style:name="P19" style:family="paragraph" style:parent-style-name="Standard">
      <style:paragraph-properties fo:margin-left="0cm" fo:margin-right="0cm" fo:text-indent="0cm" style:auto-text-indent="false" fo:break-before="page"/>
      <style:text-properties style:font-name="Calibri" fo:language="en" fo:country="GB" fo:font-style="normal" officeooo:rsid="00421a54" officeooo:paragraph-rsid="00421a54" style:font-style-asian="normal" style:font-style-complex="normal"/>
    </style:style>
    <style:style style:name="P20" style:family="paragraph" style:parent-style-name="Standard" style:list-style-name="L3">
      <style:text-properties style:font-name="Calibri" fo:language="en" fo:country="GB" fo:font-style="normal" officeooo:rsid="00421a54" officeooo:paragraph-rsid="00421a54" style:font-style-asian="normal" style:font-style-complex="normal"/>
    </style:style>
    <style:style style:name="P21" style:family="paragraph" style:parent-style-name="Standard" style:list-style-name="L1">
      <style:text-properties style:font-name="Calibri" fo:language="en" fo:country="GB" fo:font-style="normal" officeooo:rsid="002aefa2" officeooo:paragraph-rsid="0043c9af" style:font-style-asian="normal" style:font-style-complex="normal"/>
    </style:style>
    <style:style style:name="P22" style:family="paragraph" style:parent-style-name="Standard" style:list-style-name="L4">
      <style:text-properties style:font-name="Calibri" fo:language="en" fo:country="GB" fo:font-style="normal" officeooo:rsid="0031ebdc" officeooo:paragraph-rsid="0045c023" style:font-style-asian="normal" style:font-style-complex="normal"/>
    </style:style>
    <style:style style:name="P23" style:family="paragraph" style:parent-style-name="Standard" style:list-style-name="L1">
      <style:text-properties style:font-name="Calibri" fo:language="en" fo:country="GB" fo:font-style="normal" officeooo:rsid="0036a05d" officeooo:paragraph-rsid="0043c9af" style:font-style-asian="normal" style:font-style-complex="normal"/>
    </style:style>
    <style:style style:name="P24" style:family="paragraph" style:parent-style-name="Standard" style:list-style-name="L5">
      <style:text-properties style:font-name="Calibri" fo:language="en" fo:country="GB" fo:font-style="normal" officeooo:rsid="004fedd0" officeooo:paragraph-rsid="004fedd0" style:font-style-asian="normal" style:font-style-complex="normal"/>
    </style:style>
    <style:style style:name="P25" style:family="paragraph" style:parent-style-name="Standard" style:list-style-name="L6">
      <style:text-properties style:font-name="Calibri" fo:language="en" fo:country="GB" fo:font-style="normal" officeooo:rsid="004fedd0" officeooo:paragraph-rsid="004fedd0" style:font-style-asian="normal" style:font-style-complex="normal"/>
    </style:style>
    <style:style style:name="P26" style:family="paragraph" style:parent-style-name="Standard" style:list-style-name="L5">
      <style:text-properties style:font-name="Calibri" fo:language="en" fo:country="GB" fo:font-style="normal" officeooo:rsid="005aa48b" officeooo:paragraph-rsid="005aa48b" style:font-style-asian="normal" style:font-style-complex="normal"/>
    </style:style>
    <style:style style:name="P27" style:family="paragraph" style:parent-style-name="Standard" style:list-style-name="L12">
      <style:text-properties style:font-name="Calibri" fo:language="en" fo:country="GB" fo:font-style="normal" officeooo:rsid="005aa48b" officeooo:paragraph-rsid="005aa48b" style:font-style-asian="normal" style:font-style-complex="normal"/>
    </style:style>
    <style:style style:name="P28" style:family="paragraph" style:parent-style-name="Standard" style:list-style-name="L13">
      <style:text-properties style:font-name="Calibri" fo:language="en" fo:country="GB" fo:font-style="normal" officeooo:rsid="005aa48b" officeooo:paragraph-rsid="005aa48b" style:font-style-asian="normal" style:font-style-complex="normal"/>
    </style:style>
    <style:style style:name="P29" style:family="paragraph" style:parent-style-name="Standard" style:list-style-name="L17">
      <style:text-properties style:font-name="Calibri" fo:language="en" fo:country="GB" fo:font-style="normal" officeooo:rsid="005aa48b" officeooo:paragraph-rsid="005aa48b" style:font-style-asian="normal" style:font-style-complex="normal"/>
    </style:style>
    <style:style style:name="P30" style:family="paragraph" style:parent-style-name="Standard" style:list-style-name="L18">
      <style:text-properties style:font-name="Calibri" fo:language="en" fo:country="GB" fo:font-style="normal" officeooo:rsid="005aa48b" officeooo:paragraph-rsid="005aa48b" style:font-style-asian="normal" style:font-style-complex="normal"/>
    </style:style>
    <style:style style:name="P31" style:family="paragraph" style:parent-style-name="Standard" style:list-style-name="L7">
      <style:text-properties style:font-name="Calibri" fo:language="en" fo:country="GB" fo:font-style="normal" officeooo:rsid="005285eb" officeooo:paragraph-rsid="005285eb" style:font-style-asian="normal" style:font-style-complex="normal"/>
    </style:style>
    <style:style style:name="P32" style:family="paragraph" style:parent-style-name="Standard" style:list-style-name="L7">
      <style:text-properties style:font-name="Calibri" fo:language="en" fo:country="GB" fo:font-style="normal" officeooo:rsid="0052dd78" officeooo:paragraph-rsid="0052dd78" style:font-style-asian="normal" style:font-style-complex="normal"/>
    </style:style>
    <style:style style:name="P33" style:family="paragraph" style:parent-style-name="Standard" style:list-style-name="L7">
      <style:text-properties style:font-name="Calibri" fo:language="en" fo:country="GB" fo:font-style="normal" officeooo:rsid="005467d1" officeooo:paragraph-rsid="005467d1" style:font-style-asian="normal" style:font-style-complex="normal"/>
    </style:style>
    <style:style style:name="P34" style:family="paragraph" style:parent-style-name="Standard" style:list-style-name="L8">
      <style:text-properties style:font-name="Calibri" fo:language="en" fo:country="GB" fo:font-style="normal" officeooo:rsid="00554754" officeooo:paragraph-rsid="00554754" style:font-style-asian="normal" style:font-style-complex="normal"/>
    </style:style>
    <style:style style:name="P35" style:family="paragraph" style:parent-style-name="Standard" style:list-style-name="L9">
      <style:text-properties style:font-name="Calibri" fo:language="en" fo:country="GB" fo:font-style="normal" officeooo:rsid="002b24aa" officeooo:paragraph-rsid="004715ad" style:font-style-asian="normal" style:font-style-complex="normal"/>
    </style:style>
    <style:style style:name="P36" style:family="paragraph" style:parent-style-name="Standard" style:list-style-name="L9">
      <style:text-properties style:font-name="Calibri" fo:language="en" fo:country="GB" fo:font-style="normal" officeooo:rsid="00570c92" officeooo:paragraph-rsid="00570c92" style:font-style-asian="normal" style:font-style-complex="normal"/>
    </style:style>
    <style:style style:name="P37" style:family="paragraph" style:parent-style-name="Standard" style:list-style-name="L2">
      <style:text-properties style:font-name="Calibri" fo:language="en" fo:country="GB" fo:font-style="normal" officeooo:rsid="00312519" officeooo:paragraph-rsid="004715ad" style:font-style-asian="normal" style:font-style-complex="normal"/>
    </style:style>
    <style:style style:name="P38" style:family="paragraph" style:parent-style-name="Standard" style:list-style-name="L14">
      <style:text-properties style:font-name="Calibri" fo:language="en" fo:country="GB" fo:font-style="normal" officeooo:rsid="00312519" officeooo:paragraph-rsid="00473ece" style:font-style-asian="normal" style:font-style-complex="normal"/>
    </style:style>
    <style:style style:name="P39" style:family="paragraph" style:parent-style-name="Standard">
      <style:text-properties style:font-name="Calibri" fo:language="en" fo:country="GB" fo:font-style="normal" officeooo:rsid="00312519" officeooo:paragraph-rsid="004715ad" style:font-style-asian="normal" style:font-style-complex="normal"/>
    </style:style>
    <style:style style:name="P40" style:family="paragraph" style:parent-style-name="Standard" style:list-style-name="L5">
      <style:text-properties style:font-name="Calibri" fo:language="en" fo:country="GB" fo:font-style="normal" officeooo:rsid="005fed4c" officeooo:paragraph-rsid="005fed4c" style:font-style-asian="normal" style:font-style-complex="normal"/>
    </style:style>
    <style:style style:name="P41" style:family="paragraph" style:parent-style-name="Standard" style:list-style-name="L1">
      <style:text-properties style:font-name="Calibri" fo:language="en" fo:country="GB" fo:font-style="normal" fo:font-weight="normal" officeooo:rsid="002aefa2" officeooo:paragraph-rsid="005e006b" style:font-style-asian="normal" style:font-weight-asian="normal" style:font-style-complex="normal" style:font-weight-complex="normal"/>
    </style:style>
    <style:style style:name="P42" style:family="paragraph" style:parent-style-name="Standard" style:list-style-name="L4">
      <style:text-properties style:font-name="Calibri" fo:language="en" fo:country="GB" fo:font-style="normal" fo:font-weight="normal" officeooo:rsid="002aefa2" officeooo:paragraph-rsid="0045c023" style:font-style-asian="normal" style:font-weight-asian="normal" style:font-style-complex="normal" style:font-weight-complex="normal"/>
    </style:style>
    <style:style style:name="P43" style:family="paragraph" style:parent-style-name="Standard" style:list-style-name="L1">
      <style:text-properties style:font-name="Calibri" fo:language="en" fo:country="GB" fo:font-style="normal" fo:font-weight="normal" officeooo:rsid="0031ebdc" officeooo:paragraph-rsid="0043c9af" style:font-style-asian="normal" style:font-weight-asian="normal" style:font-style-complex="normal" style:font-weight-complex="normal"/>
    </style:style>
    <style:style style:name="P44" style:family="paragraph" style:parent-style-name="Standard" style:list-style-name="L1">
      <style:text-properties style:font-name="Calibri" fo:language="en" fo:country="GB" fo:font-style="normal" fo:font-weight="normal" officeooo:rsid="0031ebdc" officeooo:paragraph-rsid="005e006b" style:font-style-asian="normal" style:font-weight-asian="normal" style:font-style-complex="normal" style:font-weight-complex="normal"/>
    </style:style>
    <style:style style:name="P45" style:family="paragraph" style:parent-style-name="Standard" style:list-style-name="L14">
      <style:text-properties style:font-name="Calibri" fo:language="en" fo:country="GB" fo:font-style="normal" fo:font-weight="normal" officeooo:rsid="0031ebdc" officeooo:paragraph-rsid="00473ece" style:font-style-asian="normal" style:font-weight-asian="normal" style:font-style-complex="normal" style:font-weight-complex="normal"/>
    </style:style>
    <style:style style:name="P46" style:family="paragraph" style:parent-style-name="Standard" style:list-style-name="L1">
      <style:text-properties style:font-name="Calibri" fo:language="en" fo:country="GB" fo:font-style="normal" fo:font-weight="normal" officeooo:rsid="00354fc5" officeooo:paragraph-rsid="0043c9af" style:font-style-asian="normal" style:font-weight-asian="normal" style:font-style-complex="normal" style:font-weight-complex="normal"/>
    </style:style>
    <style:style style:name="P47" style:family="paragraph" style:parent-style-name="Standard" style:list-style-name="L1">
      <style:text-properties style:font-name="Calibri" fo:language="en" fo:country="GB" fo:font-style="normal" fo:font-weight="normal" officeooo:rsid="004c30dd" officeooo:paragraph-rsid="004c30dd" style:font-style-asian="normal" style:font-weight-asian="normal" style:font-style-complex="normal" style:font-weight-complex="normal"/>
    </style:style>
    <style:style style:name="P48" style:family="paragraph" style:parent-style-name="Standard" style:list-style-name="L4">
      <style:text-properties style:font-name="Calibri" fo:language="en" fo:country="GB" fo:font-style="normal" fo:font-weight="normal" officeooo:rsid="004db937" officeooo:paragraph-rsid="004db937" style:font-style-asian="normal" style:font-weight-asian="normal" style:font-style-complex="normal" style:font-weight-complex="normal"/>
    </style:style>
    <style:style style:name="P49" style:family="paragraph" style:parent-style-name="Standard" style:list-style-name="L11">
      <style:text-properties style:font-name="Calibri" fo:language="en" fo:country="GB" fo:font-style="normal" fo:font-weight="normal" officeooo:rsid="004990e4" officeooo:paragraph-rsid="004990e4" style:font-style-asian="normal" style:font-weight-asian="normal" style:font-style-complex="normal" style:font-weight-complex="normal"/>
    </style:style>
    <style:style style:name="P50" style:family="paragraph" style:parent-style-name="Standard" style:list-style-name="L11">
      <style:text-properties style:font-name="Calibri" fo:language="en" fo:country="GB" fo:font-style="normal" fo:font-weight="normal" officeooo:rsid="002cc301" officeooo:paragraph-rsid="004715ad" style:font-style-asian="normal" style:font-weight-asian="normal" style:font-style-complex="normal" style:font-weight-complex="normal"/>
    </style:style>
    <style:style style:name="P51" style:family="paragraph" style:parent-style-name="Standard" style:list-style-name="L2">
      <style:text-properties style:font-name="Calibri" fo:language="en" fo:country="GB" fo:font-style="normal" fo:font-weight="normal" officeooo:rsid="00312519" officeooo:paragraph-rsid="004715ad" style:font-style-asian="normal" style:font-weight-asian="normal" style:font-style-complex="normal" style:font-weight-complex="normal"/>
    </style:style>
    <style:style style:name="P52" style:family="paragraph" style:parent-style-name="Standard" style:list-style-name="L15">
      <style:text-properties style:font-name="Calibri" fo:language="en" fo:country="GB" fo:font-style="normal" fo:font-weight="normal" officeooo:rsid="00312519" officeooo:paragraph-rsid="004715ad" style:font-style-asian="normal" style:font-weight-asian="normal" style:font-style-complex="normal" style:font-weight-complex="normal"/>
    </style:style>
    <style:style style:name="P53" style:family="paragraph" style:parent-style-name="Standard" style:list-style-name="L16">
      <style:text-properties style:font-name="Calibri" fo:language="en" fo:country="GB" fo:font-style="normal" fo:font-weight="normal" officeooo:rsid="00312519" officeooo:paragraph-rsid="004715ad" style:font-style-asian="normal" style:font-weight-asian="normal" style:font-style-complex="normal" style:font-weight-complex="normal"/>
    </style:style>
    <style:style style:name="P54" style:family="paragraph" style:parent-style-name="Standard" style:list-style-name="L2">
      <style:text-properties style:font-name="Calibri" fo:language="en" fo:country="GB" fo:font-style="normal" fo:font-weight="normal" officeooo:rsid="003ce1f0" officeooo:paragraph-rsid="004715ad" style:font-style-asian="normal" style:font-weight-asian="normal" style:font-style-complex="normal" style:font-weight-complex="normal"/>
    </style:style>
    <style:style style:name="P55" style:family="paragraph" style:parent-style-name="Standard" style:list-style-name="L2">
      <style:text-properties style:font-name="Calibri" fo:language="en" fo:country="GB" fo:font-style="normal" fo:font-weight="normal" officeooo:rsid="003eb0ab" officeooo:paragraph-rsid="004715ad" style:font-style-asian="normal" style:font-weight-asian="normal" style:font-style-complex="normal" style:font-weight-complex="normal"/>
    </style:style>
    <style:style style:name="P56" style:family="paragraph" style:parent-style-name="Standard" style:list-style-name="L15">
      <style:text-properties style:font-name="Calibri" fo:language="en" fo:country="GB" fo:font-style="normal" fo:font-weight="normal" officeooo:rsid="005aa48b" officeooo:paragraph-rsid="005aa48b" style:font-style-asian="normal" style:font-weight-asian="normal" style:font-style-complex="normal" style:font-weight-complex="normal"/>
    </style:style>
    <style:style style:name="P57" style:family="paragraph" style:parent-style-name="Standard" style:list-style-name="L16">
      <style:text-properties style:font-name="Calibri" fo:language="en" fo:country="GB" fo:font-style="normal" fo:font-weight="normal" officeooo:rsid="002fbfe8" officeooo:paragraph-rsid="004715ad" style:font-style-asian="normal" style:font-weight-asian="normal" style:font-style-complex="normal" style:font-weight-complex="normal"/>
    </style:style>
    <style:style style:name="P58" style:family="paragraph" style:parent-style-name="Standard" style:list-style-name="L1">
      <style:text-properties style:font-name="Calibri" fo:language="en" fo:country="GB" fo:font-style="normal" fo:font-weight="normal" officeooo:rsid="005f3d89" officeooo:paragraph-rsid="005f3d89" style:font-style-asian="normal" style:font-weight-asian="normal" style:font-style-complex="normal" style:font-weight-complex="normal"/>
    </style:style>
    <style:style style:name="P59" style:family="paragraph" style:parent-style-name="Standard" style:list-style-name="L2">
      <style:text-properties style:font-name="Calibri" fo:language="en" fo:country="GB" fo:font-style="normal" fo:font-weight="normal" officeooo:rsid="0061670f" officeooo:paragraph-rsid="0061670f" style:font-style-asian="normal" style:font-weight-asian="normal" style:font-style-complex="normal" style:font-weight-complex="normal"/>
    </style:style>
    <style:style style:name="P60" style:family="paragraph" style:parent-style-name="Standard" style:list-style-name="L10">
      <style:text-properties style:font-name="Calibri" fo:font-style="normal" officeooo:rsid="0057e187" officeooo:paragraph-rsid="00597899" style:font-style-asian="normal" style:font-style-complex="normal"/>
    </style:style>
    <style:style style:name="P61" style:family="paragraph" style:parent-style-name="Standard" style:list-style-name="L10">
      <style:text-properties style:font-name="Calibri" fo:font-style="normal" officeooo:rsid="0057e187" officeooo:paragraph-rsid="0057e187" style:font-style-asian="normal" style:font-style-complex="normal"/>
    </style:style>
    <style:style style:name="P62" style:family="paragraph" style:parent-style-name="Standard" style:list-style-name="L10">
      <style:text-properties style:font-name="Calibri" fo:font-style="normal" officeooo:rsid="005d9e42" officeooo:paragraph-rsid="005d9e42" style:font-style-asian="normal" style:font-style-complex="normal"/>
    </style:style>
    <style:style style:name="P63" style:family="paragraph" style:parent-style-name="Standard" style:list-style-name="L3">
      <style:text-properties fo:color="#b2b2b2" style:font-name="Calibri" fo:language="en" fo:country="GB" fo:font-style="normal" officeooo:rsid="0048f746" officeooo:paragraph-rsid="0048f746" style:font-style-asian="normal" style:font-style-complex="normal"/>
    </style:style>
    <style:style style:name="P64" style:family="paragraph" style:parent-style-name="Standard" style:list-style-name="L3">
      <style:text-properties fo:color="#b2b2b2" style:font-name="Calibri" fo:language="en" fo:country="GB" fo:font-style="normal" officeooo:rsid="005c035c" officeooo:paragraph-rsid="005c035c" style:font-style-asian="normal" style:font-style-complex="normal"/>
    </style:style>
    <style:style style:name="P65" style:family="paragraph" style:parent-style-name="Standard" style:list-style-name="L2">
      <style:text-properties fo:color="#b2b2b2" style:font-name="Calibri" fo:language="en" fo:country="GB" fo:font-style="normal" fo:font-weight="normal" officeooo:rsid="0061670f" officeooo:paragraph-rsid="0061670f" style:font-style-asian="normal" style:font-weight-asian="normal" style:font-style-complex="normal" style:font-weight-complex="normal"/>
    </style:style>
    <style:style style:name="P66" style:family="paragraph" style:parent-style-name="Standard" style:list-style-name="L8">
      <style:text-properties fo:font-style="normal" officeooo:rsid="00554754" officeooo:paragraph-rsid="00554754" style:font-style-asian="normal" style:font-style-complex="normal"/>
    </style:style>
    <style:style style:name="P67" style:family="paragraph" style:parent-style-name="Standard">
      <style:paragraph-properties fo:margin-left="0cm" fo:margin-right="0cm" fo:text-indent="0cm" style:auto-text-indent="false"/>
      <style:text-properties style:font-name="Calibri" fo:language="en" fo:country="GB" fo:font-style="normal" officeooo:rsid="00421a54" officeooo:paragraph-rsid="00421a54"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3ce1f0"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1ebdc" style:font-weight-asian="normal" style:font-weight-complex="normal"/>
    </style:style>
    <style:style style:name="T5" style:family="text">
      <style:text-properties fo:font-weight="normal" officeooo:rsid="004c30dd" style:font-weight-asian="normal" style:font-weight-complex="normal"/>
    </style:style>
    <style:style style:name="T6" style:family="text">
      <style:text-properties fo:font-weight="normal" officeooo:rsid="004db937" style:font-weight-asian="normal" style:font-weight-complex="normal"/>
    </style:style>
    <style:style style:name="T7" style:family="text">
      <style:text-properties fo:font-weight="normal" officeooo:rsid="00354fc5" style:font-weight-asian="normal" style:font-weight-complex="normal"/>
    </style:style>
    <style:style style:name="T8" style:family="text">
      <style:text-properties fo:font-weight="normal" officeooo:rsid="00312519" style:font-weight-asian="normal" style:font-weight-complex="normal"/>
    </style:style>
    <style:style style:name="T9" style:family="text">
      <style:text-properties fo:font-weight="normal" officeooo:rsid="003394d7" style:font-weight-asian="normal" style:font-weight-complex="normal"/>
    </style:style>
    <style:style style:name="T10" style:family="text">
      <style:text-properties fo:font-weight="normal" officeooo:rsid="003ce1f0" style:font-weight-asian="normal" style:font-weight-complex="normal"/>
    </style:style>
    <style:style style:name="T11" style:family="text">
      <style:text-properties fo:font-weight="normal" officeooo:rsid="0031a93a" style:font-weight-asian="normal" style:font-weight-complex="normal"/>
    </style:style>
    <style:style style:name="T12" style:family="text">
      <style:text-properties fo:font-weight="normal" officeooo:rsid="0061670f" style:font-weight-asian="normal" style:font-weight-complex="normal"/>
    </style:style>
    <style:style style:name="T13" style:family="text">
      <style:text-properties officeooo:rsid="0036a05d"/>
    </style:style>
    <style:style style:name="T14" style:family="text">
      <style:text-properties officeooo:rsid="0036a05d" fo:background-color="#ffff66" loext:char-shading-value="0"/>
    </style:style>
    <style:style style:name="T15" style:family="text">
      <style:text-properties style:font-name="Calibri" fo:language="en" fo:country="GB"/>
    </style:style>
    <style:style style:name="T16" style:family="text">
      <style:text-properties style:font-name="Calibri" fo:language="en" fo:country="GB" officeooo:rsid="00421a54"/>
    </style:style>
    <style:style style:name="T17" style:family="text">
      <style:text-properties officeooo:rsid="0048f746"/>
    </style:style>
    <style:style style:name="T18" style:family="text">
      <style:text-properties officeooo:rsid="004990e4"/>
    </style:style>
    <style:style style:name="T19" style:family="text">
      <style:text-properties officeooo:rsid="004db937"/>
    </style:style>
    <style:style style:name="T20" style:family="text">
      <style:text-properties officeooo:rsid="005467d1"/>
    </style:style>
    <style:style style:name="T21" style:family="text">
      <style:text-properties officeooo:rsid="00570c92"/>
    </style:style>
    <style:style style:name="T22" style:family="text">
      <style:text-properties officeooo:rsid="00584430"/>
    </style:style>
    <style:style style:name="T23" style:family="text">
      <style:text-properties officeooo:rsid="00597899"/>
    </style:style>
    <style:style style:name="T24" style:family="text">
      <style:text-properties officeooo:rsid="005e006b"/>
    </style:style>
    <style:style style:name="T25" style:family="text">
      <style:text-properties officeooo:rsid="00614135"/>
    </style:style>
    <style:style style:name="T26" style:family="text">
      <style:text-properties officeooo:rsid="006167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15316784" text:id="ct415316784">
          <text:insertion>
            <office:change-info>
              <dc:creator>Unknown Author</dc:creator>
              <dc:date>2014-10-31T18:20:00</dc:date>
            </office:change-info>
          </text:insertion>
        </text:changed-region>
        <text:changed-region xml:id="ct415316888" text:id="ct415316888">
          <text:insertion>
            <office:change-info>
              <dc:creator>Unknown Author</dc:creator>
              <dc:date>2014-10-31T18:20:00</dc:date>
            </office:change-info>
          </text:insertion>
        </text:changed-region>
        <text:changed-region xml:id="ct415317304" text:id="ct415317304">
          <text:insertion>
            <office:change-info>
              <dc:creator>Unknown Author</dc:creator>
              <dc:date>2014-10-31T18:19:00</dc:date>
            </office:change-info>
          </text:insertion>
        </text:changed-region>
        <text:changed-region xml:id="ct415317408" text:id="ct415317408">
          <text:insertion>
            <office:change-info>
              <dc:creator>Unknown Author</dc:creator>
              <dc:date>2014-10-31T18:20:00</dc:date>
            </office:change-info>
          </text:insertion>
        </text:changed-region>
        <text:changed-region xml:id="ct415317096" text:id="ct415317096">
          <text:deletion>
            <office:change-info>
              <dc:creator>Unknown Author</dc:creator>
              <dc:date>2014-10-31T18:19:00</dc:date>
            </office:change-info>
            <text:list xml:id="list8128993476062793813" text:style-name="L1">
              <text:list-item>
                <text:p text:style-name="P1">CRC check on the telegrams</text:p>
              </text:list-item>
            </text:list>
          </text:deletion>
        </text:changed-region>
        <text:changed-region xml:id="ct415316576" text:id="ct415316576">
          <text:insertion>
            <office:change-info>
              <dc:creator>Unknown Author</dc:creator>
              <dc:date>2014-10-31T18:44:00</dc:date>
            </office:change-info>
          </text:insertion>
        </text:changed-region>
        <text:changed-region xml:id="ct415316992" text:id="ct415316992">
          <text:insertion>
            <office:change-info>
              <dc:creator>Unknown Author</dc:creator>
              <dc:date>2014-10-31T18:45:00</dc:date>
            </office:change-info>
          </text:insertion>
        </text:changed-region>
        <text:changed-region xml:id="ct415124624" text:id="ct415124624">
          <text:insertion>
            <office:change-info>
              <dc:creator>Unknown Author</dc:creator>
              <dc:date>2014-10-31T18:48:00</dc:date>
            </office:change-info>
          </text:insertion>
        </text:changed-region>
        <text:changed-region xml:id="ct415316264" text:id="ct415316264">
          <text:insertion>
            <office:change-info>
              <dc:creator>Unknown Author</dc:creator>
              <dc:date>2014-10-31T19:03:00</dc:date>
            </office:change-info>
          </text:insertion>
        </text:changed-region>
        <text:changed-region xml:id="ct414135256" text:id="ct414135256">
          <text:insertion>
            <office:change-info>
              <dc:creator>Unknown Author</dc:creator>
              <dc:date>2014-10-31T14:57:00</dc:date>
            </office:change-info>
          </text:insertion>
        </text:changed-region>
        <text:changed-region xml:id="ct414135464" text:id="ct414135464">
          <text:insertion>
            <office:change-info>
              <dc:creator>Unknown Author</dc:creator>
              <dc:date>2014-10-31T14:58:00</dc:date>
            </office:change-info>
          </text:insertion>
        </text:changed-region>
        <text:changed-region xml:id="ct414135152" text:id="ct414135152">
          <text:insertion>
            <office:change-info>
              <dc:creator>Unknown Author</dc:creator>
              <dc:date>2014-10-31T14:59:00</dc:date>
            </office:change-info>
          </text:insertion>
        </text:changed-region>
        <text:changed-region xml:id="ct414135568" text:id="ct414135568">
          <text:insertion>
            <office:change-info>
              <dc:creator>Unknown Author</dc:creator>
              <dc:date>2014-10-31T15:00:00</dc:date>
            </office:change-info>
          </text:insertion>
        </text:changed-region>
        <text:changed-region xml:id="ct415316472" text:id="ct415316472">
          <text:insertion>
            <office:change-info>
              <dc:creator>Unknown Author</dc:creator>
              <dc:date>2014-10-31T19:06:00</dc:date>
            </office:change-info>
          </text:insertion>
        </text:changed-region>
        <text:changed-region xml:id="ct415316368" text:id="ct415316368">
          <text:insertion>
            <office:change-info>
              <dc:creator>Unknown Author</dc:creator>
              <dc:date>2014-10-31T19:07:00</dc:date>
            </office:change-info>
          </text:insertion>
        </text:changed-region>
        <text:changed-region xml:id="ct415315224" text:id="ct415315224">
          <text:insertion>
            <office:change-info>
              <dc:creator>Unknown Author</dc:creator>
              <dc:date>2014-10-31T19:16:00</dc:date>
            </office:change-info>
          </text:insertion>
        </text:changed-region>
        <text:changed-region xml:id="ct415315848" text:id="ct415315848">
          <text:insertion>
            <office:change-info>
              <dc:creator>Unknown Author</dc:creator>
              <dc:date>2014-10-31T19:09:00</dc:date>
            </office:change-info>
          </text:insertion>
        </text:changed-region>
        <text:changed-region xml:id="ct415316056" text:id="ct415316056">
          <text:insertion>
            <office:change-info>
              <dc:creator>Unknown Author</dc:creator>
              <dc:date>2014-10-31T19:10:00</dc:date>
            </office:change-info>
          </text:insertion>
        </text:changed-region>
        <text:changed-region xml:id="ct415315640" text:id="ct415315640">
          <text:deletion>
            <office:change-info>
              <dc:creator>Unknown Author</dc:creator>
              <dc:date>2014-10-31T19:09:00</dc:date>
            </office:change-info>
            <text:p text:style-name="P2"><text:span text:style-name="T1">Shunting </text:span><text:span text:style-name="T2">entry and exit</text:span></text:p>
          </text:deletion>
        </text:changed-region>
        <text:changed-region xml:id="ct415315952" text:id="ct415315952">
          <text:insertion>
            <office:change-info>
              <dc:creator>Unknown Author</dc:creator>
              <dc:date>2014-10-31T19:10:00</dc:date>
            </office:change-info>
          </text:insertion>
        </text:changed-region>
        <text:changed-region xml:id="ct415315432" text:id="ct415315432">
          <text:insertion>
            <office:change-info>
              <dc:creator>Unknown Author</dc:creator>
              <dc:date>2014-10-31T19:12:00</dc:date>
            </office:change-info>
          </text:insertion>
        </text:changed-region>
        <text:changed-region xml:id="ct415315744" text:id="ct415315744">
          <text:insertion>
            <office:change-info>
              <dc:creator>Unknown Author</dc:creator>
              <dc:date>2014-10-31T19:14:00</dc:date>
            </office:change-info>
          </text:insertion>
        </text:changed-region>
        <text:changed-region xml:id="ct415315536" text:id="ct415315536">
          <text:insertion>
            <office:change-info>
              <dc:creator>Unknown Author</dc:creator>
              <dc:date>2014-10-31T19:15:00</dc:date>
            </office:change-info>
          </text:insertion>
        </text:changed-region>
        <text:changed-region xml:id="ct415315328" text:id="ct415315328">
          <text:insertion>
            <office:change-info>
              <dc:creator>Unknown Author</dc:creator>
              <dc:date>2014-10-31T19:16:00</dc:date>
            </office:change-info>
          </text:insertion>
        </text:changed-region>
        <text:changed-region xml:id="ct415314808" text:id="ct415314808">
          <text:insertion>
            <office:change-info>
              <dc:creator>Unknown Author</dc:creator>
              <dc:date>2014-10-31T19:16:00</dc:date>
            </office:change-info>
          </text:insertion>
        </text:changed-region>
        <text:changed-region xml:id="ct415318968" text:id="ct415318968">
          <text:insertion>
            <office:change-info>
              <dc:creator>Unknown Author</dc:creator>
              <dc:date>2014-10-31T19:16:00</dc:date>
            </office:change-info>
          </text:insertion>
        </text:changed-region>
        <text:changed-region xml:id="ct415318864" text:id="ct415318864">
          <text:deletion>
            <office:change-info>
              <dc:creator>Unknown Author</dc:creator>
              <dc:date>2014-10-31T19:17:00</dc:date>
            </office:change-info>
            <text:list xml:id="list7685401980805840973" text:style-name="L2">
              <text:list-item>
                <text:p text:style-name="P3">SR entry</text:p>
              </text:list-item>
              <text:list-item>
                <text:p text:style-name="P3">OS entry</text:p>
              </text:list-item>
              <text:list-item>
                <text:p text:style-name="P4">LS entry</text:p>
              </text:list-item>
              <text:list-item>
                <text:p text:style-name="P5">…..</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3">First level functional blocks:</text:p>
      <text:list xml:id="list1397049568933406598" text:style-name="L3">
        <text:list-item>
          <text:p text:style-name="P20">Receive msg’s/ check consistency</text:p>
        </text:list-item>
        <text:list-item>
          <text:p text:style-name="P20">Build coordinate system and calculate train position</text:p>
        </text:list-item>
        <text:list-item>
          <text:p text:style-name="P20">Store inputs from the TIU</text:p>
        </text:list-item>
        <text:list-item>
          <text:p text:style-name="P20">Store inputs from the DMI</text:p>
        </text:list-item>
        <text:list-item>
          <text:p text:style-name="P20">Filtering (Mode/Level)</text:p>
        </text:list-item>
        <text:list-item>
          <text:p text:style-name="P20">Store data (direct orders, BG lists, NV, track data, procedure parameters, confirmations)</text:p>
        </text:list-item>
        <text:list-item>
          <text:p text:style-name="P20">Update location based <text:s/>data structures</text:p>
        </text:list-item>
        <text:list-item>
          <text:p text:style-name="P20">Build and update MRSP and list of targets at LRBG</text:p>
        </text:list-item>
        <text:list-item>
          <text:p text:style-name="P20">Profile supervision (BCM and ceiling speed supervision)</text:p>
        </text:list-item>
        <text:list-item>
          <text:p text:style-name="P20">Movement supervision</text:p>
        </text:list-item>
        <text:list-item>
          <text:p text:style-name="P20">Area supervision</text:p>
        </text:list-item>
        <text:list-item>
          <text:p text:style-name="P20">Procedures</text:p>
        </text:list-item>
        <text:list-item>
          <text:p text:style-name="P20">Mode/Level management</text:p>
        </text:list-item>
        <text:list-item>
          <text:p text:style-name="P20">Manage radio communication</text:p>
        </text:list-item>
        <text:list-item>
          <text:p text:style-name="P20">DMI management</text:p>
        </text:list-item>
        <text:list-item>
          <text:p text:style-name="P20">RBC communication</text:p>
        </text:list-item>
        <text:list-item>
          <text:p text:style-name="P20">TIU Communication</text:p>
        </text:list-item>
        <text:list-item>
          <text:p text:style-name="P63">STM management (not taken into account)</text:p>
        </text:list-item>
        <text:list-item>
          <text:p text:style-name="P64">Gathering JRU data <text:span text:style-name="T17">(not taken into account)</text:span></text:p>
        </text:list-item>
      </text:list>
      <text:p text:style-name="P10"/>
      <text:p text:style-name="P10"/>
      <text:p text:style-name="P10"/>
      <text:p text:style-name="P19">Receive msg’s/ check consistency</text:p>
      <text:list xml:id="list191731926144541" text:continue-list="list8128993476062793813" text:style-name="L1">
        <text:list-item>
          <text:p text:style-name="P41">version management <text:change-start text:change-id="ct415316784"/><text:span text:style-name="T24">(should be part of the bitwalker)</text:span><text:change-end text:change-id="ct415316784"/></text:p>
        </text:list-item>
        <text:list-item>
          <text:p text:style-name="P44">management of duplicated balises<text:change-start text:change-id="ct415316888"/> <text:span text:style-name="T24">(should be part of the bitwalker)</text:span><text:change-end text:change-id="ct415316888"/></text:p>
        </text:list-item>
        <text:list-item>
          <text:p text:style-name="P43">management of multiple received balises<text:change-start text:change-id="ct415317304"/> <text:span text:style-name="T24">(</text:span><text:change-end text:change-id="ct415317304"/><text:change-start text:change-id="ct415317408"/><text:span text:style-name="T24">should be part of the bitwalker)</text:span><text:change-end text:change-id="ct415317408"/></text:p>
        </text:list-item>
        <text:list-item>
          <text:p text:style-name="P1"><text:change text:change-id="ct415317096"/></text:p>
        </text:list-item>
        <text:list-item>
          <text:p text:style-name="P1">build BG-messages<text:change-start text:change-id="ct415316576"/></text:p>
        </text:list-item>
        <text:list-item>
          <text:p text:style-name="P58">Determine passing direction</text:p>
        </text:list-item>
        <text:list-item>
          <text:p text:style-name="P58">Store passing directi<text:change-end text:change-id="ct415316576"/><text:change-start text:change-id="ct415316992"/>on if received from RBC<text:change-end text:change-id="ct415316992"/></text:p>
        </text:list-item>
        <text:list-item>
          <text:p text:style-name="P47">Store radio messages</text:p>
        </text:list-item>
        <text:list-item>
          <text:p text:style-name="P21"><text:span text:style-name="T5">check </text:span><text:span text:style-name="T1">linking consistency </text:span><text:span text:style-name="T5">and delete detected and missed BG's from announced BG's</text:span></text:p>
        </text:list-item>
        <text:list-item>
          <text:p text:style-name="P21"><text:span text:style-name="T6">check </text:span><text:span text:style-name="T4">BG-</text:span><text:span text:style-name="T1">message consistency</text:span></text:p>
        </text:list-item>
        <text:list-item>
          <text:p text:style-name="P43"><text:span text:style-name="T19">check </text:span>Radio-message consistency</text:p>
        </text:list-item>
        <text:list-item>
          <text:p text:style-name="P23"><text:span text:style-name="T1">Retrieve individual packets </text:span><text:span text:style-name="T6">(for delivery to filtering)</text:span></text:p>
        </text:list-item>
      </text:list>
      <text:p text:style-name="P10"/>
      <text:p text:style-name="P11">Build coordinate system and calculate train position</text:p>
      <text:list xml:id="list1731299324894014472" text:style-name="L4">
        <text:list-item>
          <text:p text:style-name="P42"><text:span text:style-name="T19">Update the </text:span>coordinate system <text:span text:style-name="T19">when a new BG is detected (taking into account detected “balise 1” from not completed BG's), i.e. backward calculation of position of passed BG's.</text:span></text:p>
        </text:list-item>
        <text:list-item>
          <text:p text:style-name="P22"><text:span text:style-name="T1">Management of multiple </text:span><text:span text:style-name="T7">detected BG's</text:span></text:p>
        </text:list-item>
        <text:list-item>
          <text:p text:style-name="P42">relate the (location based) information in received messages to the reference system</text:p>
        </text:list-item>
        <text:list-item>
          <text:p text:style-name="P48">Update train position at LRBG</text:p>
        </text:list-item>
        <text:list-item>
          <text:p text:style-name="P48">Update the train position with the distance driven since last update (or reset to LRBG position)</text:p>
        </text:list-item>
      </text:list>
      <text:p text:style-name="P10"/>
      <text:p text:style-name="P10">Store inputs from the TIU</text:p>
      <text:list xml:id="list3840598434423581289" text:style-name="L5">
        <text:list-item>
          <text:p text:style-name="P24">Store status inputs (sleeping indicator etc.)</text:p>
        </text:list-item>
        <text:list-item>
          <text:p text:style-name="P24">Store changed train data</text:p>
        </text:list-item>
        <text:list-item>
          <text:p text:style-name="P26">Store brake status (e.g. in the handling of brake testing).</text:p>
        </text:list-item>
        <text:list-item>
          <text:p text:style-name="P26">Store status of on-board systems (for displaying to the driver)<text:change-start text:change-id="ct415124624"/></text:p>
        </text:list-item>
        <text:list-item>
          <text:p text:style-name="P40">Isolation</text:p>
        </text:list-item>
        <text:list-item>
          <text:p text:style-name="P40">passive shunting<text:change-end text:change-id="ct415124624"/></text:p>
        </text:list-item>
      </text:list>
      <text:p text:style-name="P10"/>
      <text:p text:style-name="P10">Store inputs from the DMI</text:p>
      <text:list xml:id="list9001332653395859841" text:style-name="L6">
        <text:list-item>
          <text:p text:style-name="P25">Store received acknowledgement and inputs in the “DMI request buffer” (includes “data-entry”)</text:p>
        </text:list-item>
        <text:list-item>
          <text:p text:style-name="P25">..</text:p>
        </text:list-item>
      </text:list>
      <text:p text:style-name="P10"/>
      <text:p text:style-name="P10">Filtering (Mode/Level)<text:change-start text:change-id="ct415316264"/>, <text:span text:style-name="T25">One packet per type</text:span><text:change-end text:change-id="ct415316264"/></text:p>
      <text:p text:style-name="P7"><text:span text:style-name="T14">ISSUE: HOW MANY PKT 44, 65 AND 66 PER MESSAGE ARE MAXIMALLY SUPPORTED</text:span><text:span text:style-name="T13">?</text:span></text:p>
      <text:list xml:id="list8299931042762878607" text:style-name="L7">
        <text:list-item>
          <text:p text:style-name="P31">Check on announced and immediate level transition orders in the messages to be filtered (needed for further criteria for filtering, to decide if the data shall be stored in the transition buffer).</text:p>
        </text:list-item>
        <text:list-item>
          <text:p text:style-name="P31">Filter data stored in the transition buffer according to the current level (what to do if similar information is available in the new message??). Data can be rejected, accepted or kept in the transition buffer.<text:line-break/>(F<text:span text:style-name="T20">i</text:span>ltering according to new level will be done directly afterwards in the next cycle)</text:p>
        </text:list-item>
        <text:list-item>
          <text:p text:style-name="P31">Filter new received messages according to the current level (new level will be done in the next cycle as according to SRS data first has to be filtered according to old level and afterwards to new level). Data can be rejected, accepted or stored in the transition buffer.</text:p>
        </text:list-item>
        <text:list-item>
          <text:p text:style-name="P32"><text:soft-page-break/>Filter (level) accepted data according to <text:span text:style-name="T20">originating RBC (supervising or other). Information from BG's, loops or RIU is not filtered with this filter.</text:span></text:p>
        </text:list-item>
        <text:list-item>
          <text:p text:style-name="P33">Filter (level and RBC) accepted data according to the current mode (only reject or accept)</text:p>
        </text:list-item>
      </text:list>
      <text:p text:style-name="P12"/>
      <text:p text:style-name="P10"/>
      <text:p text:style-name="P10"/>
      <text:p text:style-name="P10">Store data (direct orders, BG lists, NV, track data, procedure parameters, confirmations)</text:p>
      <text:list xml:id="list3955474032890825689" text:style-name="L8">
        <text:list-item>
          <text:p text:style-name="P66"><text:span text:style-name="T16">S</text:span><text:span text:style-name="T15">tore direct and conditional orders</text:span></text:p>
        </text:list-item>
        <text:list-item>
          <text:p text:style-name="P34">Store BG lists for SH and SR</text:p>
        </text:list-item>
        <text:list-item>
          <text:p text:style-name="P34">Store National Values, including procedure status information</text:p>
        </text:list-item>
        <text:list-item>
          <text:p text:style-name="P34">Store new received track data (version, etc.)</text:p>
        </text:list-item>
        <text:list-item>
          <text:p text:style-name="P34">Store procedure parameters</text:p>
        </text:list-item>
      </text:list>
      <text:p text:style-name="P10"/>
      <text:p text:style-name="P10"/>
      <text:p text:style-name="P12">Update location based data structures</text:p>
      <text:list xml:id="list6183097066223931910" text:style-name="L9">
        <text:list-item>
          <text:p text:style-name="P35">Overwrite location based data from a given location on-wards (reference loca<text:span text:style-name="T21">tion give</text:span>n in the message)</text:p>
        </text:list-item>
        <text:list-item>
          <text:p text:style-name="P36">Insert “Locations” in the data structure, in the order the “Locations” will be passed.</text:p>
        </text:list-item>
        <text:list-item>
          <text:p text:style-name="P36">Manage specific location based data:</text:p>
          <text:list>
            <text:list-item>
              <text:p text:style-name="P36">movement authority (MA) list of sections, message 37, packet 12 (level 1), message 3, packet 15 (level 2), 16 (repositioning, i.e. extending the current section), message 33 (??), packet 70 (route suitability), message 9 (request to shorten MA), packet 90 (track ahead free leads to MA request) <text:s text:c="3"/>minimum number of elements to be stored: 6</text:p>
            </text:list-item>
            <text:list-item>
              <text:p text:style-name="P36">list of announced BG's linking information: packet 5 <text:s/>minimum number of elements to be stored: 30</text:p>
            </text:list-item>
            <text:list-item>
              <text:p text:style-name="P36">adhesion factor: packet 71; <text:s/>only one element</text:p>
            </text:list-item>
            <text:list-item>
              <text:p text:style-name="P36">the “gradient profile” (in: pkt 21) <text:s/>minimum number of elements to be stored: 50</text:p>
            </text:list-item>
            <text:list-item>
              <text:p text:style-name="P36">Speed profiles: <text:s/>packet 27 (SSP) <text:s/>{the worst case can be determined at reception} </text:p>
            </text:list-item>
            <text:list-item>
              <text:p text:style-name="P36">Packet 13<text:tab/>minimum number of elements to be stored: 50</text:p>
            </text:list-item>
            <text:list-item>
              <text:p text:style-name="P36">Speed restrictions and non-continuous speed profiles: packet 51 (axle load profile), packet 52 (permitted braking distance), packets 65/66 (TSR), packet 88 (level crossing, incl. stop condition to be reset at standstill). <text:s/><text:line-break/>minimum number of elements to be stored: TSR: 30, axle load: 30, permitted braking distance: <text:s/>5 , level crossing: 10. </text:p>
            </text:list-item>
            <text:list-item>
              <text:p text:style-name="P36">Reversing area's: packets 138, 139<text:tab/>minimum number of elements to be stored: 1</text:p>
            </text:list-item>
            <text:list-item>
              <text:p text:style-name="P36">Mode dependent speeds: message 2 <text:s/>and packet 80 <text:s/>minimum number of elements to be stored: 6</text:p>
            </text:list-item>
            <text:list-item>
              <text:p text:style-name="P36">Level transitions: packet 41 <text:s/>minimum number of elements to be stored: <text:s/>(see ss26, 5.10.1.6): 1</text:p>
            </text:list-item>
            <text:list-item>
              <text:p text:style-name="P36">RBC transitions: packet 131</text:p>
            </text:list-item>
            <text:list-item>
              <text:p text:style-name="P36">Radio infill area entry or exit: packet 133</text:p>
            </text:list-item>
            <text:list-item>
              <text:p text:style-name="P36">Loop announcement: packet 134</text:p>
            </text:list-item>
            <text:list-item>
              <text:p text:style-name="P36">DMI information: packets 72,76 (text messages), packet 79 (geographical position information), message 34 (track ahead free request) <text:s/>minimum number of elements to be stored: fixed text: 5, free text: 5, geographical position: </text:p>
            </text:list-item>
            <text:list-item>
              <text:p text:style-name="P36">Track conditions (to be passed to the TIU and displayed at the DMI): packet 39 (traction system), packet 40 (current limitation), <text:s/>packet 68 (diverse track conditions), packet 69 (platform conditions). Pkt 139 <text:s/>minimum number of elements to be stored: 20, + 1 for <text:soft-page-break/>change power supply + 1 for platform conditions, + 1 for current limitation</text:p>
            </text:list-item>
            <text:list-item>
              <text:p text:style-name="P36">Route suitability: minimum number of elements to be stored: 3</text:p>
            </text:list-item>
            <text:list-item>
              <text:p text:style-name="P36">Big Metal Mass: Technical information (to be used for BG-filtering): packet 67 (ignore BG integrity) <text:s/>minimum number of elements to be stored: 5</text:p>
            </text:list-item>
            <text:list-item>
              <text:p text:style-name="P36">Virtual balise covers: <text:s/>minimum number of elements to be stored: 10</text:p>
            </text:list-item>
            <text:list-item>
              <text:p text:style-name="P36">list of position report locations. In: pkt. 58 <text:s/>minimum number of elements to be stored: 15</text:p>
            </text:list-item>
            <text:list-item>
              <text:p text:style-name="P36">Announced national values. <text:s/>In: pkt 3 minimum number of elements to be stored: 1<text:line-break/>If new national values are announced, then those can lead to more restrictive braking curves. Therefore a speed restriction has to be calculated for the location where the values become valid, based on the targets in advance of this point. </text:p>
            </text:list-item>
          </text:list>
          <text:p text:style-name="P35"/>
        </text:list-item>
      </text:list>
      <text:p text:style-name="P14"/>
      <text:p text:style-name="P12">Build and update MRSP and list of targets at LRBG</text:p>
      <text:list xml:id="list1902720254070118336" text:style-name="L10">
        <text:list-item>
          <text:p text:style-name="P60">Overlay speed restrictions (one by one) over the resulting SSP as received from “build location based data”.</text:p>
        </text:list-item>
        <text:list-item>
          <text:p text:style-name="P60"><text:span text:style-name="T23">Close the resulting profile with the “end of authority” or “limit of authority” as delivered by “MA-management” </text:span>resulting in the MRSP at the LRBG.<text:line-break/><text:span text:style-name="T23">(in on-sight or limited supervision mode, those may not be available)</text:span></text:p>
        </text:list-item>
        <text:list-item>
          <text:p text:style-name="P61">Select list of “speed reductions”</text:p>
        </text:list-item>
        <text:list-item>
          <text:p text:style-name="P61">Evaluate (backwards) which targets are relevant, resulting in the list of most restrictive targets at the LRBG<text:change-start text:change-id="ct414135256"/>.</text:p>
        </text:list-item>
        <text:list-item>
          <text:p text:style-name="P62">Relocate targets (beyond this location) to the “minimum border crossi<text:change-end text:change-id="ct414135256"/><text:change-start text:change-id="ct414135464"/>ng location”, i.e. the minimum safe location where National values are changed, and add the minimum resulting speed<text:change-end text:change-id="ct414135464"/><text:change-start text:change-id="ct414135152"/> at this location to the list of targets.<text:line-break/>Reasoning: <text:s/>new national values might cause more conservative braking curves which otherwise could lead to an <text:change-end text:change-id="ct414135152"/><text:change-start text:change-id="ct414135568"/>intervention at the border.<text:change-end text:change-id="ct414135568"/></text:p>
        </text:list-item>
      </text:list>
      <text:p text:style-name="P15"/>
      <text:p text:style-name="P10"/>
      <text:p text:style-name="P12">Profile supervision, <text:span text:style-name="T22">i.e. </text:span>BCM and ceiling speed supervision <text:span text:style-name="T22">(active for FS, OS and LS)</text:span></text:p>
      <text:list xml:id="list416872709751122859" text:style-name="L11">
        <text:list-item>
          <text:p text:style-name="P49">Update MRSP for distance driven, i.e. lower the distance to all speed decreases with the maximum distance driven since last update, lower the distance to all speed increases with the minimum distance driven since last update, reorder the distances in the list if locations to lower and to increase changed order.</text:p>
        </text:list-item>
        <text:list-item>
          <text:p text:style-name="P49">Determine the local maximum speed</text:p>
        </text:list-item>
        <text:list-item>
          <text:p text:style-name="P49">Update the list of targets, i.e. lower the distance to all targets with the maximum distance driven since last update (order will not change) and select the current most restrictive target (always the first in the list)</text:p>
        </text:list-item>
        <text:list-item>
          <text:p text:style-name="P50">braking curve monitoring; <text:span text:style-name="T18">calculate the braking curves to the most restrictive target, taking into account gradients</text:span></text:p>
        </text:list-item>
        <text:list-item>
          <text:p text:style-name="P50">ceiling speed supervision; <text:span text:style-name="T18">monitor against the local maximum speed.</text:span></text:p>
        </text:list-item>
      </text:list>
      <text:p text:style-name="P15"/>
      <text:p text:style-name="P10">Movement supervision</text:p>
      <text:list xml:id="list6750938126089696082" text:style-name="L12">
        <text:list-item>
          <text:p text:style-name="P27">Roll away protection</text:p>
        </text:list-item>
        <text:list-item>
          <text:p text:style-name="P27">….</text:p>
        </text:list-item>
      </text:list>
      <text:p text:style-name="P10"/>
      <text:p text:style-name="P10">Area supervision</text:p>
      <text:p text:style-name="P8">In shunting, post trip, reversing and staff responsible an area (plus in some cases ceiling speed) is <text:soft-page-break/>protected. In unfitted only a speed. The way the area is protected differs per mode therefore a function shall be available for each mode:</text:p>
      <text:list xml:id="list6109086203152459253" text:style-name="L13">
        <text:list-item>
          <text:p text:style-name="P28">area supervision in shunting (taking into account a list of BG's to be passed)</text:p>
        </text:list-item>
        <text:list-item>
          <text:p text:style-name="P28">area supervision in staff responsible (taking into account a list of BG's to be passed and/or a distance)</text:p>
        </text:list-item>
        <text:list-item>
          <text:p text:style-name="P28">reversing area supervision</text:p>
        </text:list-item>
        <text:list-item>
          <text:p text:style-name="P28">post trip supervision (only reverse movement).</text:p>
        </text:list-item>
      </text:list>
      <text:p text:style-name="P6"/>
      <text:p text:style-name="P10"/>
      <text:p text:style-name="P18"><text:span text:style-name="T8">U</text:span><text:span text:style-name="T1">pdate procedure status (including commanding actions towards driver, radio or RBC)</text:span></text:p>
      <text:list xml:id="list191731989142902" text:continue-list="list7685401980805840973" text:style-name="L2">
        <text:list-item>
          <text:p text:style-name="P5">SoM: </text:p>
        </text:list-item>
        <text:list-item>
          <text:p text:style-name="P5">EoM<text:change-start text:change-id="ct415316472"/></text:p>
        </text:list-item>
        <text:list-item>
          <text:p text:style-name="P59">Enter shunting by driver or track side command<text:change-end text:change-id="ct415316472"/></text:p>
        </text:list-item>
        <text:list-item>
          <text:p text:style-name="P5">override<text:change-start text:change-id="ct415316368"/></text:p>
        </text:list-item>
        <text:list-item>
          <text:p text:style-name="P59">Enter “on sight” <text:change-end text:change-id="ct415316368"/><text:change-start text:change-id="ct415315224"/></text:p>
        </text:list-item>
        <text:list-item>
          <text:p text:style-name="P59">Enter “staff responsible”<text:change-end text:change-id="ct415315224"/></text:p>
        </text:list-item>
        <text:list-item>
          <text:p text:style-name="P5">level transitions<text:change-start text:change-id="ct415315848"/></text:p>
        </text:list-item>
        <text:list-item>
          <text:p text:style-name="P59">Manage train trip</text:p>
        </text:list-item>
        <text:list-item>
          <text:p text:style-name="P37"><text:span text:style-name="T12">Exit shun</text:span><text:change-end text:change-id="ct415315848"/><text:change-start text:change-id="ct415316056"/><text:span text:style-name="T12">ting</text:span><text:change-end text:change-id="ct415316056"/><text:change text:change-id="ct415315640"/></text:p>
        </text:list-item>
        <text:list-item>
          <text:p text:style-name="P5">Passive shunting<text:change-start text:change-id="ct415315952"/></text:p>
        </text:list-item>
        <text:list-item>
          <text:p text:style-name="P59">Change train orientation</text:p>
        </text:list-item>
        <text:list-item>
          <text:p text:style-name="P59">Splitting/combining<text:change-end text:change-id="ct415315952"/><text:change-start text:change-id="ct415315432"/></text:p>
        </text:list-item>
        <text:list-item>
          <text:p text:style-name="P59">Stopping in rear of LX level crossing<text:change-end text:change-id="ct415315432"/><text:change-start text:change-id="ct415315744"/></text:p>
        </text:list-item>
        <text:list-item>
          <text:p text:style-name="P59">Changing train data (not by the driver)<text:change-end text:change-id="ct415315744"/><text:change-start text:change-id="ct415315536"/></text:p>
        </text:list-item>
        <text:list-item>
          <text:p text:style-name="P65">Handling track conditions (including indications): <text:s/>not applicable for Amsterdam-Utrecht</text:p>
        </text:list-item>
        <text:list-item>
          <text:p text:style-name="P65">Limited supervision<text:change-end text:change-id="ct415315536"/><text:change-start text:change-id="ct415315328"/> entry: <text:s/>not applicable for Amsterdam-Utrecht</text:p>
        </text:list-item>
        <text:list-item>
          <text:p text:style-name="P3"><text:change-end text:change-id="ct415315328"/>release brakes<text:change-start text:change-id="ct415314808"/> <text:span text:style-name="T26">(after trip)</text:span></text:p>
        </text:list-item>
        <text:list-item>
          <text:p text:style-name="P3"><text:span text:style-name="T26">handle </text:span><text:change-end text:change-id="ct415314808"/>track ahead free<text:change-start text:change-id="ct415318968"/> <text:span text:style-name="T26">request</text:span><text:change-end text:change-id="ct415318968"/></text:p>
        </text:list-item>
        <text:list-item>
          <text:p text:style-name="P5"><text:change text:change-id="ct415318864"/></text:p>
        </text:list-item>
      </text:list>
      <text:p text:style-name="P16"/>
      <text:p text:style-name="P10"/>
      <text:p text:style-name="P10">Mode/Level management</text:p>
      <text:list xml:id="list5352301515797167326" text:style-name="L14">
        <text:list-item>
          <text:p text:style-name="P38"><text:span text:style-name="T1">Manage all conditions for level changes except the direct transitions</text:span><text:span text:style-name="T11"> (handled in filtering): </text:span><text:span text:style-name="T4">F41</text:span></text:p>
        </text:list-item>
        <text:list-item>
          <text:p text:style-name="P45">Manage all conditions for mode changes (except msg 16 if that leads to a mode change): F42</text:p>
        </text:list-item>
      </text:list>
      <text:p text:style-name="P17"/>
      <text:p text:style-name="P18">connection management</text:p>
      <text:list xml:id="list8143331698585186676" text:style-name="L15">
        <text:list-item>
          <text:p text:style-name="P56">Manage radio communication</text:p>
        </text:list-item>
        <text:list-item>
          <text:p text:style-name="P52">RBC-RBC handover</text:p>
        </text:list-item>
      </text:list>
      <text:p text:style-name="P12"/>
      <text:p text:style-name="P12">DMI management</text:p>
      <text:list xml:id="list9211236885367043165" text:style-name="L16">
        <text:list-item>
          <text:p text:style-name="P57">update the MRSP at the LRBG and construct the DMI image</text:p>
        </text:list-item>
        <text:list-item>
          <text:p text:style-name="P57">collect BCM results</text:p>
        </text:list-item>
        <text:list-item>
          <text:p text:style-name="P57">Check displaying of location dependent txt messages</text:p>
        </text:list-item>
        <text:list-item>
          <text:p text:style-name="P57">Calculate geographical position based on stored track-km references</text:p>
        </text:list-item>
        <text:list-item>
          <text:p text:style-name="P57"><text:soft-page-break/>Display required ack-requests, T.A.F. requests etc.</text:p>
        </text:list-item>
        <text:list-item>
          <text:p text:style-name="P53">Display mode and level information</text:p>
        </text:list-item>
      </text:list>
      <text:p text:style-name="P14"/>
      <text:p text:style-name="P10">RBC communication</text:p>
      <text:list xml:id="list1474267217873911922" text:style-name="L17">
        <text:list-item>
          <text:p text:style-name="P29">Manage confirmation requests.</text:p>
        </text:list-item>
        <text:list-item>
          <text:p text:style-name="P29">Report train position</text:p>
        </text:list-item>
        <text:list-item>
          <text:p text:style-name="P29">sent train data for validation</text:p>
        </text:list-item>
        <text:list-item>
          <text:p text:style-name="P29">provide acknowledgements on data reception.</text:p>
        </text:list-item>
      </text:list>
      <text:p text:style-name="P10"/>
      <text:p text:style-name="P10"/>
      <text:p text:style-name="P10">TIU Communication</text:p>
      <text:list xml:id="list7282787481034785026" text:style-name="L18">
        <text:list-item>
          <text:p text:style-name="P30">Communicate track conditions</text:p>
        </text:list-item>
        <text:list-item>
          <text:p text:style-name="P30">Brake test procedure.</text:p>
        </text:list-item>
        <text:list-item>
          <text:p text:style-name="P30">….</text:p>
        </text:list-item>
      </text:list>
      <text:p text:style-name="P10"/>
      <text:p text:style-name="P10"/>
      <text:p text:style-name="P10"/>
      <text:p text:style-name="P9"><text:span text:style-name="T9">J</text:span><text:span text:style-name="T1">RU and STM management: <text:s/>not applicable for Amsterdam-Utre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21:36:27.298000000</meta:creation-date>
    <dc:date>2014-10-31T19:17:31.813000000</dc:date>
    <meta:editing-duration>P1DT8H41M34S</meta:editing-duration>
    <meta:editing-cycles>62</meta:editing-cycles>
    <meta:generator>LibreOffice/4.2.5.2$Windows_x86 LibreOffice_project/61cb170a04bb1f12e77c884eab9192be736ec5f5</meta:generator>
    <meta:print-date>2014-10-13T15:27:32.334000000</meta:print-date>
    <meta:document-statistic meta:table-count="0" meta:image-count="0" meta:object-count="0" meta:page-count="6" meta:paragraph-count="151" meta:word-count="1674" meta:character-count="10118" meta:non-whitespace-character-count="8689"/>
  </office:meta>
</office:document-meta>
</file>